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4cm"/>
    </style:style>
    <style:style style:name="co2" style:family="table-column">
      <style:table-column-properties fo:break-before="auto" style:column-width="13.229cm"/>
    </style:style>
    <style:style style:name="co3" style:family="table-column">
      <style:table-column-properties fo:break-before="auto" style:column-width="4.441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4.643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2.17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10.716cm"/>
    </style:style>
    <style:style style:name="co11" style:family="table-column">
      <style:table-column-properties fo:break-before="auto" style:column-width="5.027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3.36cm"/>
    </style:style>
    <style:style style:name="co15" style:family="table-column">
      <style:table-column-properties fo:break-before="auto" style:column-width="4.657cm"/>
    </style:style>
    <style:style style:name="co16" style:family="table-column">
      <style:table-column-properties fo:break-before="auto" style:column-width="13.328cm"/>
    </style:style>
    <style:style style:name="co19" style:family="table-column">
      <style:table-column-properties fo:break-before="auto" style:column-width="4.676cm"/>
    </style:style>
    <style:style style:name="co20" style:family="table-column">
      <style:table-column-properties fo:break-before="auto" style:column-width="8.176cm"/>
    </style:style>
    <style:style style:name="ro1" style:family="table-row">
      <style:table-row-properties style:row-height="0.949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" style:font-weight-asian="bold" style:font-name-complex="Verdana2" style:font-weight-complex="bold"/>
    </style:style>
    <style:style style:name="ce2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" style:font-weight-asian="bold" style:font-name-complex="Verdana2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" style:font-name-complex="Verdana2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able-cell-properties fo:wrap-option="wrap" style:vertical-align="top"/>
      <style:text-properties fo:color="#0000ff"/>
    </style:style>
    <style:style style:name="ce15" style:family="table-cell" style:parent-style-name="Default" style:data-style-name="N0">
      <style:text-properties fo:color="#0000ff" fo:font-size="10pt" style:font-size-asian="10pt" style:font-size-complex="10pt"/>
    </style:style>
    <style:style style:name="ce16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0">
      <style:text-properties fo:color="#c41a16"/>
    </style:style>
    <style:style style:name="ce19" style:family="table-cell" style:parent-style-name="Default" style:data-style-name="N0">
      <style:table-cell-properties style:vertical-align="top"/>
      <style:text-properties fo:color="#0000ff"/>
    </style:style>
    <style:style style:name="ce20" style:family="table-cell" style:parent-style-name="Default" style:data-style-name="N0">
      <style:text-properties fo:color="#0000ff"/>
    </style:style>
    <style:style style:name="ce21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9" table:number-columns-repeated="1012" table:default-cell-style-name="ce4"/>
        <table:table-column table:style-name="co7" table:default-cell-style-name="ce4"/>
        <table:table-row table:style-name="ro1">
          <table:table-cell table:style-name="ce1" office:value-type="string">
            <text:p>RuleID</text:p>
          </table:table-cell>
          <table:table-cell table:style-name="ce5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ReqID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7" office:value-type="string">
            <text:p>comment</text:p>
          </table:table-cell>
          <table:table-cell table:style-name="ce1" table:number-columns-repeated="1009"/>
          <table:table-cell table:style-name="ce8" table:number-columns-repeated="4"/>
          <table:table-cell table:style-name="ce3"/>
        </table:table-row>
        <table:table-row table:style-name="ro1">
          <table:table-cell table:style-name="ce2" office:value-type="string">
            <text:p>BIIRULE-T42-R012</text:p>
          </table:table-cell>
          <table:table-cell table:style-name="ce2" office:value-type="string">
            <text:p>A <text:s/>qualification receipt notification MUST contain a reference to the qualification document received</text:p>
          </table:table-cell>
          <table:table-cell table:style-name="ce2" office:value-type="string">
            <text:p>Document reference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5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1</text:p>
          </table:table-cell>
          <table:table-cell table:style-name="ce2" office:value-type="string">
            <text:p>A qualification receipt notification MUST have a profile identifier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00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2</text:p>
          </table:table-cell>
          <table:table-cell table:style-name="ce2" office:value-type="string">
            <text:p>A qualification receipt notification MUST have a customization identifier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00-002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3</text:p>
          </table:table-cell>
          <table:table-cell table:style-name="ce2" office:value-type="string">
            <text:p>A qualification receipt notification MUST contain the date of issue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4</text:p>
          </table:table-cell>
          <table:table-cell table:style-name="ce2" office:value-type="string">
            <text:p>A qualification receipt notification MUST refer to the qualification document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5</text:p>
          </table:table-cell>
          <table:table-cell table:style-name="ce2" office:value-type="string">
            <text:p>The party sending the qualification receipt notification MUST be specified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party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6</text:p>
          </table:table-cell>
          <table:table-cell table:style-name="ce2" office:value-type="string">
            <text:p>The party receiving the qualification receipt notification MUST be specified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party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10</text:p>
          </table:table-cell>
          <table:table-cell table:style-name="ce2" office:value-type="string">
            <text:p>A qualification receipt notification MUST contain an identifier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13</text:p>
          </table:table-cell>
          <table:table-cell table:style-name="ce2" office:value-type="string">
            <text:p>A qualification recept notification MUST state the date and time the qualification was received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2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8</text:p>
          </table:table-cell>
          <table:table-cell table:style-name="ce2" office:value-type="string">
            <text:p>A qualification receipt notification receiving party MUST contain the full name or an identifier</text:p>
          </table:table-cell>
          <table:table-cell table:style-name="ce2" office:value-type="string">
            <text:p>Receiving Par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party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7</text:p>
          </table:table-cell>
          <table:table-cell table:style-name="ce2" office:value-type="string">
            <text:p>A qualification receipt notification sending party MUST contain the full name or an identifier</text:p>
          </table:table-cell>
          <table:table-cell table:style-name="ce2" office:value-type="string">
            <text:p>Sending Par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party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2" table:number-rows-repeated="15">
          <table:table-cell table:style-name="ce2" table:number-columns-repeated="10"/>
          <table:table-cell table:style-name="ce3" table:number-columns-repeated="1014"/>
        </table:table-row>
        <table:table-row table:style-name="ro2" table:number-rows-repeated="65472">
          <table:table-cell table:style-name="ce3"/>
          <table:table-cell table:style-name="ce6"/>
          <table:table-cell table:style-name="ce3" table:number-columns-repeated="1022"/>
        </table:table-row>
        <table:table-row table:style-name="ro2" table:number-rows-repeated="9830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BL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number-columns-repeated="1018" table:default-cell-style-name="Default"/>
        <table:table-column table:style-name="co7" table:default-cell-style-name="Default"/>
        <table:table-row table:style-name="ro5">
          <table:table-cell table:style-name="ce21" office:value-type="string">
            <text:p>Source</text:p>
          </table:table-cell>
          <table:table-cell table:style-name="ce21" office:value-type="string">
            <text:p>Rule ID</text:p>
          </table:table-cell>
          <table:table-cell table:style-name="ce23" office:value-type="string">
            <text:p>Predicate</text:p>
          </table:table-cell>
          <table:table-cell table:style-name="ce21" office:value-type="string">
            <text:p>Prerequisite</text:p>
          </table:table-cell>
          <table:table-cell table:style-name="ce10" table:number-columns-repeated="1020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1</text:p>
          </table:table-cell>
          <table:table-cell table:style-name="ce23" office:value-type="string">
            <text:p>(cbc:Profile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2</text:p>
          </table:table-cell>
          <table:table-cell table:style-name="ce23" office:value-type="string">
            <text:p>(cbc:Customization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3</text:p>
          </table:table-cell>
          <table:table-cell table:style-name="ce23" office:value-type="string">
            <text:p>(cbc:IssueDate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4</text:p>
          </table:table-cell>
          <table:table-cell table:style-name="ce23" office:value-type="string">
            <text:p>(//cac:ResolutionDocumentReference/cbc: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5</text:p>
          </table:table-cell>
          <table:table-cell table:style-name="ce23" office:value-type="string">
            <text:p>(cac:SenderParty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6</text:p>
          </table:table-cell>
          <table:table-cell table:style-name="ce23" office:value-type="string">
            <text:p>(cac:ReceiverParty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7</text:p>
          </table:table-cell>
          <table:table-cell table:style-name="ce23" office:value-type="string">
            <text:p>(cac:PartyName/cbc:Name) or (cac:PartyIdentification/cbc: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8</text:p>
          </table:table-cell>
          <table:table-cell table:style-name="ce23" office:value-type="string">
            <text:p>(cac:PartyName/cbc:Name) or (cac:PartyIdentification/cbc: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10</text:p>
          </table:table-cell>
          <table:table-cell table:style-name="ce23" office:value-type="string">
            <text:p>(cbc: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12</text:p>
          </table:table-cell>
          <table:table-cell table:style-name="ce23" office:value-type="string">
            <text:p>(cac:ResolutionDocumentReference/cbc: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6">
          <table:table-cell table:style-name="ce10" office:value-type="string">
            <text:p>T42</text:p>
          </table:table-cell>
          <table:table-cell table:style-name="ce2" office:value-type="string">
            <text:p>BIIRULE-T42-R013</text:p>
          </table:table-cell>
          <table:table-cell table:style-name="ce23" office:value-type="string">
            <text:p>false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6">
          <table:table-cell table:style-name="ce10" office:value-type="string">
            <text:p>T42</text:p>
          </table:table-cell>
          <table:table-cell table:style-name="ce2" office:value-type="string">
            <text:p>Sending Party</text:p>
          </table:table-cell>
          <table:table-cell table:style-name="ce23" office:value-type="string">
            <text:p>//cac:SenderParty</text:p>
          </table:table-cell>
          <table:table-cell table:style-name="ce10" table:number-columns-repeated="1021"/>
        </table:table-row>
        <table:table-row table:style-name="ro6">
          <table:table-cell table:style-name="ce10" office:value-type="string">
            <text:p>T42</text:p>
          </table:table-cell>
          <table:table-cell table:style-name="ce2" office:value-type="string">
            <text:p>Receiving Party</text:p>
          </table:table-cell>
          <table:table-cell table:style-name="ce23" office:value-type="string">
            <text:p>//cac:ReceiverParty</text:p>
          </table:table-cell>
          <table:table-cell table:style-name="ce10" table:number-columns-repeated="1021"/>
        </table:table-row>
        <table:table-row table:style-name="ro1">
          <table:table-cell table:style-name="ce10" office:value-type="string">
            <text:p>T42</text:p>
          </table:table-cell>
          <table:table-cell table:style-name="ce2" office:value-type="string">
            <text:p>qualification receipt notification</text:p>
          </table:table-cell>
          <table:table-cell table:style-name="ce23" office:value-type="string">
            <text:p>/ubl:TendererQualificationResponse</text:p>
          </table:table-cell>
          <table:table-cell table:style-name="ce10" table:number-columns-repeated="1021"/>
        </table:table-row>
        <table:table-row table:style-name="ro6">
          <table:table-cell table:style-name="ce10" office:value-type="string">
            <text:p>T42</text:p>
          </table:table-cell>
          <table:table-cell table:style-name="ce2" office:value-type="string">
            <text:p>Document reference</text:p>
          </table:table-cell>
          <table:table-cell table:style-name="ce23" office:value-type="string">
            <text:p>//cac:DocumentReference</text:p>
          </table:table-cell>
          <table:table-cell table:style-name="ce10" table:number-columns-repeated="1021"/>
        </table:table-row>
        <table:table-row table:style-name="ro2" table:number-rows-repeated="65479">
          <table:table-cell table:style-name="ce11" table:number-columns-repeated="2"/>
          <table:table-cell table:style-name="ce14"/>
          <table:table-cell table:style-name="ce10" table:number-columns-repeated="1021"/>
        </table:table-row>
        <table:table-row table:style-name="ro2">
          <table:table-cell table:style-name="ce11" table:number-columns-repeated="2"/>
          <table:table-cell table:number-columns-repeated="1022"/>
        </table:table-row>
        <table:table-row table:style-name="ro2" table:number-rows-repeated="9830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fact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1021" table:default-cell-style-name="Default"/>
        <table:table-column table:style-name="co7" table:default-cell-style-name="Default"/>
        <table:table-row table:style-name="ro3">
          <table:table-cell table:style-name="ce10" office:value-type="string">
            <text:p>Profile</text:p>
          </table:table-cell>
          <table:table-cell table:style-name="ce10" office:value-type="string">
            <text:p>Transaction</text:p>
          </table:table-cell>
          <table:table-cell table:style-name="ce10" office:value-type="string">
            <text:p>Binding</text:p>
          </table:table-cell>
          <table:table-cell table:style-name="ce16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4">
          <table:table-cell table:style-name="ce15"/>
          <table:table-cell table:style-name="ce14" office:value-type="string">
            <text:p>T42</text:p>
          </table:table-cell>
          <table:table-cell table:style-name="ce14" office:value-type="string">
            <text:p>UBL</text:p>
          </table:table-cell>
          <table:table-cell table:style-name="ce17"/>
          <table:table-cell table:style-name="ce18" office:value-type="string">
            <text:p>urn:oasis:names:specification:ubl:schema:xsd:TendererQualificationResponse-2</text:p>
          </table:table-cell>
          <table:table-cell table:style-name="ce14"/>
          <table:table-cell table:style-name="ce19" table:number-columns-repeated="251"/>
          <table:table-cell table:style-name="ce20" table:number-columns-repeated="767"/>
        </table:table-row>
        <table:table-row table:style-name="ro2">
          <table:table-cell table:style-name="ce11" table:number-columns-repeated="2"/>
          <table:table-cell table:style-name="ce10" table:number-columns-repeated="1022"/>
        </table:table-row>
        <table:table-row table:style-name="ro2" table:number-rows-repeated="65533">
          <table:table-cell table:style-name="ce10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1:46</dc:date>
    <meta:editing-cycles>224</meta:editing-cycles>
    <meta:editing-duration>PT8H30M50S</meta:editing-duration>
    <meta:document-statistic meta:table-count="3" meta:cell-count="166" meta:object-count="0"/>
  </office:meta>
</office:document-meta>
</file>